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OpenSymbol1" svg:font-family="OpenSymbol, 'Arial Unicode MS'"/>
    <style:font-face style:name="Segoe Print" svg:font-family="'Segoe Print'"/>
    <style:font-face style:name="F" svg:font-family="" style:font-family-generic="roman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110%" fo:text-align="center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weight="bold" style:font-name-asian="Segoe Print" style:font-size-asian="10pt" style:font-weight-asian="bold" style:font-name-complex="Segoe Print" style:font-size-complex="10pt" style:font-weight-complex="bold"/>
    </style:style>
    <style:style style:name="P2" style:family="paragraph" style:parent-style-name="Standard" style:list-style-name="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weight="normal" style:font-name-asian="Segoe Print" style:font-size-asian="10pt" style:font-weight-asian="normal" style:font-name-complex="Segoe Print" style:font-size-complex="10pt" style:font-weight-complex="normal"/>
    </style:style>
    <style:style style:name="P3" style:family="paragraph" style:parent-style-name="Standard" style:list-style-name="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weight="normal" style:font-name-asian="Segoe Print" style:font-size-asian="10pt" style:font-weight-asian="normal" style:font-name-complex="Segoe Print" style:font-size-complex="10pt" style:font-weight-complex="normal"/>
    </style:style>
    <style:style style:name="P4" style:family="paragraph" style:parent-style-name="Standard" style:list-style-name="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style:text-underline-style="solid" style:text-underline-width="auto" style:text-underline-color="font-color" fo:font-weight="normal" style:font-name-asian="Segoe Print" style:font-size-asian="10pt" style:font-weight-asian="normal" style:font-name-complex="Segoe Print" style:font-size-complex="10pt" style:font-weight-complex="normal"/>
    </style:style>
    <style:style style:name="P5" style:family="paragraph" style:parent-style-name="Standard" style:list-style-name="L2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" style:font-size-asian="10pt" style:font-weight-asian="normal" style:font-name-complex="Segoe Print" style:font-size-complex="10pt" style:font-weight-complex="normal"/>
    </style:style>
    <style:style style:name="P6" style:family="paragraph" style:parent-style-name="Standard" style:list-style-name="L3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" style:font-size-asian="10pt" style:font-weight-asian="normal" style:font-name-complex="Segoe Print" style:font-size-complex="10pt" style:font-weight-complex="normal"/>
    </style:style>
    <style:style style:name="P7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" style:font-size-asian="10pt" style:font-weight-asian="normal" style:font-name-complex="Segoe Print" style:font-size-complex="10pt" style:font-weight-complex="normal"/>
    </style:style>
    <style:style style:name="P8" style:family="paragraph" style:parent-style-name="Standard" style:list-style-name="L5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" style:font-size-asian="10pt" style:font-weight-asian="normal" style:font-name-complex="Segoe Print" style:font-size-complex="10pt" style:font-weight-complex="normal"/>
    </style:style>
    <style:style style:name="P9" style:family="paragraph" style:parent-style-name="Standard" style:list-style-name="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fr" fo:country="FR" style:text-underline-style="solid" style:text-underline-width="auto" style:text-underline-color="font-color" fo:font-weight="normal" style:font-name-asian="Segoe Print" style:font-size-asian="10pt" style:font-weight-asian="normal" style:font-name-complex="Segoe Print" style:font-size-complex="10pt" style:font-weight-complex="normal"/>
    </style:style>
    <style:style style:name="P10" style:family="paragraph" style:parent-style-name="Standard" style:list-style-name="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fr" fo:country="FR" style:text-underline-style="solid" style:text-underline-width="auto" style:text-underline-color="font-color" fo:font-weight="normal" style:font-name-asian="Segoe Print" style:font-size-asian="10pt" style:font-weight-asian="normal" style:font-name-complex="Segoe Print" style:font-size-complex="10pt" style:font-weight-complex="normal"/>
    </style:style>
    <style:style style:name="P11" style:family="paragraph" style:parent-style-name="Standard" style:list-style-name="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none" fo:country="none" style:text-underline-style="none" fo:font-weight="normal" style:font-name-asian="Segoe Print" style:font-size-asian="10pt" style:font-weight-asian="normal" style:font-name-complex="Segoe Print" style:font-size-complex="10pt" style:font-weight-complex="normal"/>
    </style:style>
    <style:style style:name="P12" style:family="paragraph" style:parent-style-name="Standard">
      <style:paragraph-properties fo:line-height="110%"/>
      <style:text-properties style:font-name="Calibri" fo:font-size="10pt" style:font-size-asian="10pt" style:font-size-complex="10pt"/>
    </style:style>
    <style:style style:name="P13" style:family="paragraph" style:parent-style-name="Standard" style:list-style-name="L5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Standard" style:list-style-name="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style="italic" fo:font-weight="normal" style:font-name-asian="Segoe Print" style:font-size-asian="10pt" style:font-style-asian="italic" style:font-weight-asian="normal" style:font-name-complex="Segoe Print" style:font-size-complex="10pt" style:font-style-complex="italic" style:font-weight-complex="normal"/>
    </style:style>
    <style:style style:name="P15" style:family="paragraph" style:parent-style-name="Standard" style:list-style-name="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style="normal" fo:font-weight="normal" style:font-name-asian="Segoe Print" style:font-size-asian="10pt" style:font-style-asian="normal" style:font-weight-asian="normal" style:font-name-complex="Segoe Print" style:font-size-complex="10pt" style:font-style-complex="normal" style:font-weight-complex="normal"/>
    </style:style>
    <style:style style:name="P16" style:family="paragraph" style:parent-style-name="Standard">
      <style:paragraph-properties fo:line-height="110%" fo:break-before="page"/>
      <style:text-properties style:font-name="Calibri" fo:font-size="10pt" style:font-size-asian="10pt" style:font-size-complex="10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Calibri" fo:font-weight="bold" style:font-weight-asian="bold" style:font-weight-complex="bold" fo:hyphenate="false"/>
    </style:style>
    <style:style style:name="P19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  <style:text-properties style:font-name="Calibri" fo:font-size="10pt" fo:language="fr" fo:country="FR" fo:font-weight="bold" style:font-name-asian="Segoe Print" style:font-size-asian="10pt" style:font-weight-asian="bold" style:font-name-complex="Segoe Print" style:font-weight-complex="bold"/>
    </style:style>
    <style:style style:name="P20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  <style:text-properties style:font-name="Calibri" fo:font-size="10pt" fo:language="fr" fo:country="FR" fo:font-weight="normal" style:font-name-asian="Segoe Print" style:font-size-asian="10pt" style:font-weight-asian="normal" style:font-name-complex="Segoe Print" style:font-weight-complex="normal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language="fr" fo:country="FR" style:text-underline-style="none" fo:font-weight="normal" style:font-name-asian="Segoe Print" style:font-size-asian="10pt" style:font-weight-asian="normal" style:font-name-complex="Segoe Print" style:font-size-complex="10pt" style:font-weight-complex="normal"/>
    </style:style>
    <style:style style:name="T4" style:family="text">
      <style:text-properties fo:language="fr" fo:country="FR"/>
    </style:style>
    <style:style style:name="T5" style:family="text">
      <style:text-properties fo:language="fr" fo:country="FR" style:text-underline-style="none" fo:font-weight="normal" style:font-name-asian="Segoe Print" style:font-weight-asian="normal" style:font-name-complex="Segoe Print" style:font-weight-complex="normal"/>
    </style:style>
    <style:style style:name="T6" style:family="text">
      <style:text-properties fo:language="none" fo:country="none" style:text-underline-style="none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en" fo:country="US"/>
    </style:style>
    <style:style style:name="T9" style:family="text">
      <style:text-properties style:font-name="Calibri" fo:font-weight="bold" style:font-weight-asian="bold" style:font-weight-complex="bold"/>
    </style:style>
    <style:style style:name="T10" style:family="text">
      <style:text-properties style:font-name="Calibri" fo:font-size="10pt" fo:language="fr" fo:country="FR" fo:font-weight="bold" style:font-name-asian="Segoe Print" style:font-size-asian="10pt" style:font-weight-asian="bold" style:font-name-complex="Segoe Print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fill-color="#ffcc99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end="Arrow" draw:fill="none" draw:fill-color="#ffffff" draw:textarea-vertical-align="middle" fo:min-height="1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marker-end="Arrow" draw:fill="none" draw:fill-color="#ffffff" draw:textarea-vertical-align="middle" fo:min-height="1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marker-end="Arrow" draw:fill="none" draw:fill-color="#ffffff" draw:textarea-vertical-align="middle" fo:min-height="2.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end="Arrow" draw:fill="none" draw:fill-color="#ffffff" draw:textarea-vertical-align="middle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marker-end="Arrow" draw:fill="none" draw:fill-color="#ffffff" draw:textarea-vertical-align="middle" fo:min-height="0.9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marker-end="Arrow" draw:fill="none" draw:fill-color="#ffffff" draw:textarea-vertical-align="middle" fo:min-height="1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marker-end="Arrow" draw:fill="none" draw:fill-color="#ffffff" draw:textarea-vertical-align="middle" fo:min-height="1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marker-end="Arrow" draw:fill="none" draw:fill-color="#ffffff" draw:textarea-vertical-align="middle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marker-end="Arrow" draw:fill="none" draw:fill-color="#ffffff" draw:textarea-vertical-align="middle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marker-end="Arrow" draw:fill="none" draw:fill-color="#ffffff" draw:textarea-vertical-align="middle" fo:min-height="1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end="Arrow" draw:fill-color="#ffffff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marker-end="Arrow" draw:fill="none" draw:fill-color="#ffffff" draw:textarea-vertical-align="middle" fo:min-height="0.5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marker-end="Arrow" draw:fill="none" draw:fill-color="#ffffff" draw:textarea-vertical-align="middle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marker-end="Arrow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ssages &amp; Co<text:span text:style-name="T8">nnection</text:span></text:p>
      <text:p text:style-name="P2"/>
      <text:p text:style-name="P2"><text:tab/>Natively supported <text:span text:style-name="T8">d</text:span><text:span text:style-name="T4">ata</text:span> : nickname(game-pad) / name(game). We could add <text:s/>the current game info or maybe replace the name by further informations (JSON object).</text:p>
      <text:p text:style-name="P2"/>
      <text:p text:style-name="P14"><text:tab/><text:span text:style-name="T7">We could also define a new message type that permit to send as many informations / data as we want. </text:span></text:p>
      <text:p text:style-name="P15"/>
      <text:p text:style-name="P4">Pad &gt; Proxy :</text:p>
      <text:list xml:id="list7117085211843808230" text:style-name="L2">
        <text:list-item>
          <text:p text:style-name="P5"><text:span text:style-name="T1">PadJoinMessage</text:span> <text:span text:style-name="T2">/pad connects and wishes join the game/</text:span> :</text:p>
          <text:list>
            <text:list-item>
              <text:list>
                <text:list-item>
                  <text:p text:style-name="P5">type="hello" + uuid + nickname</text:p>
                </text:list-item>
              </text:list>
            </text:list-item>
          </text:list>
        </text:list-item>
        <text:list-item>
          <text:p text:style-name="P5"><text:span text:style-name="T1">PadRenameMessage</text:span> <text:span text:style-name="T2">/pad changes its name/</text:span> :</text:p>
          <text:list>
            <text:list-item>
              <text:list>
                <text:list-item>
                  <text:p text:style-name="P5">type="rename" + new nickname</text:p>
                </text:list-item>
              </text:list>
            </text:list-item>
          </text:list>
        </text:list-item>
        <text:list-item>
          <text:p text:style-name="P5"><text:span text:style-name="T1">PadLeaveMessage</text:span> <text:span text:style-name="T2">/pad leaves the game and disconnects/</text:span> :</text:p>
          <text:list>
            <text:list-item>
              <text:list>
                <text:list-item>
                  <text:p text:style-name="P5">type="leave"</text:p>
                </text:list-item>
              </text:list>
            </text:list-item>
          </text:list>
        </text:list-item>
        <text:list-item>
          <text:p text:style-name="P5"><text:span text:style-name="T1">PadInputEventMessage</text:span> <text:span text:style-name="T2">/pad sends input event/</text:span> :</text:p>
          <text:list>
            <text:list-item>
              <text:list>
                <text:list-item>
                  <text:p text:style-name="P5">type="inputevent" + inputEventJSON</text:p>
                </text:list-item>
              </text:list>
            </text:list-item>
          </text:list>
        </text:list-item>
      </text:list>
      <text:p text:style-name="P11"/>
      <text:p text:style-name="P9">Proxy (triggered by Pad) &gt; Game :</text:p>
      <text:p text:style-name="P9"><text:span text:style-name="T6"><text:tab/>In most cases, when the proxy receives a message from a game-pad, it reads the informations that it needs, it adds the pad ID to the message and finally transmits the message to the game.</text:span></text:p>
      <text:list xml:id="list6807145149064139152" text:style-name="L3">
        <text:list-item>
          <text:p text:style-name="P6"><text:span text:style-name="T1">ProxyPadRenameMessage</text:span> <text:span text:style-name="T2">/pad changes its name/</text:span> :</text:p>
          <text:list>
            <text:list-item>
              <text:list>
                <text:list-item>
                  <text:p text:style-name="P6">padId + type="rename" + new nickname</text:p>
                </text:list-item>
              </text:list>
            </text:list-item>
          </text:list>
        </text:list-item>
        <text:list-item>
          <text:p text:style-name="P6"><text:span text:style-name="T1">ProxyPadInputEventMessage</text:span> <text:span text:style-name="T2">/pad sends input event/</text:span> :</text:p>
          <text:list>
            <text:list-item>
              <text:list>
                <text:list-item>
                  <text:p text:style-name="P6">padId + type="inputevent" + inputEventJSON</text:p>
                </text:list-item>
              </text:list>
            </text:list-item>
          </text:list>
        </text:list-item>
        <text:list-item>
          <text:p text:style-name="P6"><text:span text:style-name="T1">ProxyPadJoinMessage</text:span> <text:span text:style-name="T2">/pad wishes join the game/</text:span> :</text:p>
          <text:list>
            <text:list-item>
              <text:list>
                <text:list-item>
                  <text:p text:style-name="P6">padId + type="hello" + nickname</text:p>
                </text:list-item>
              </text:list>
            </text:list-item>
          </text:list>
        </text:list-item>
        <text:list-item>
          <text:p text:style-name="P6"><text:span text:style-name="T1">ProxyPadLeaveMessage</text:span> <text:span text:style-name="T2">/pad leaves the game/</text:span> :</text:p>
          <text:list>
            <text:list-item>
              <text:list>
                <text:list-item>
                  <text:p text:style-name="P6">padId + type="inputevent" + inputEventJSON</text:p>
                </text:list-item>
              </text:list>
            </text:list-item>
          </text:list>
        </text:list-item>
      </text:list>
      <text:p text:style-name="P11"/>
      <text:p text:style-name="P9">Game &gt; Proxy :</text:p>
      <text:p text:style-name="P9"><text:span text:style-name="T6"><text:tab/>The game can send a message to every game pads with the broadcast pad ID <text:s/>: -1.</text:span></text:p>
      <text:list xml:id="list3574741648663721077" text:style-name="L4">
        <text:list-item>
          <text:p text:style-name="P7"><text:span text:style-name="T1">GameJoinMessage</text:span> <text:span text:style-name="T2">/game connects/</text:span> : </text:p>
          <text:list>
            <text:list-item>
              <text:list>
                <text:list-item>
                  <text:p text:style-name="P7">type="hello"</text:p>
                </text:list-item>
              </text:list>
            </text:list-item>
          </text:list>
        </text:list-item>
        <text:list-item>
          <text:p text:style-name="P7"><text:span text:style-name="T1">GameRenameMessage</text:span> <text:span text:style-name="T2">/game changes its name/</text:span> :</text:p>
          <text:list>
            <text:list-item>
              <text:list>
                <text:list-item>
                  <text:p text:style-name="P7">type="rename" + new name</text:p>
                </text:list-item>
              </text:list>
            </text:list-item>
          </text:list>
        </text:list-item>
        <text:list-item>
          <text:p text:style-name="P7"><text:span text:style-name="T1">GameLeaveMessage</text:span> <text:span text:style-name="T2">/game disconnects/</text:span> :</text:p>
          <text:list>
            <text:list-item>
              <text:list>
                <text:list-item>
                  <text:p text:style-name="P7">type="leave"<text:tab/></text:p>
                </text:list-item>
              </text:list>
            </text:list-item>
          </text:list>
        </text:list-item>
        <text:list-item>
          <text:p text:style-name="P7"><text:span text:style-name="T1">GameOutputEventMessage</text:span> <text:span text:style-name="T2">/game sends feedback/</text:span> :</text:p>
          <text:list>
            <text:list-item>
              <text:list>
                <text:list-item>
                  <text:p text:style-name="P7">padId + type="outputevent" + outputEventJSON</text:p>
                </text:list-item>
              </text:list>
            </text:list-item>
          </text:list>
        </text:list-item>
        <text:list-item>
          <text:p text:style-name="P7"><text:span text:style-name="T1">GameAcceptMessage</text:span> <text:span text:style-name="T2">/game accepts a pad and introduces itself to the pad/</text:span> :</text:p>
          <text:list>
            <text:list-item>
              <text:list>
                <text:list-item>
                  <text:p text:style-name="P7">padId + type="welcome" + name</text:p>
                </text:list-item>
              </text:list>
            </text:list-item>
          </text:list>
        </text:list-item>
      </text:list>
      <text:p text:style-name="P11"/>
      <text:p text:style-name="P9">Proxy (triggered by Game) &gt; Pad :</text:p>
      <text:p text:style-name="P9"><text:span text:style-name="T6"><text:tab/>Inmost cases, when the proxy receives a message from the game, it reads the informations that it needs, it removes the pad ID to the message and finally transmits the message to the game-pad(s) according to the pad ID.</text:span></text:p>
      <text:list xml:id="list6040385929871257532" text:style-name="L5">
        <text:list-item>
          <text:p text:style-name="P8"><text:span text:style-name="T1">ProxyGameOutputEventMessage</text:span> <text:span text:style-name="T2">/game sends feedback/</text:span> :</text:p>
          <text:list>
            <text:list-item>
              <text:list>
                <text:list-item>
                  <text:p text:style-name="P8">type="outputevent" + outputEventJSON</text:p>
                </text:list-item>
              </text:list>
            </text:list-item>
          </text:list>
        </text:list-item>
        <text:list-item>
          <text:p text:style-name="P8"><text:span text:style-name="T1">ProxyGameAcceptMessage</text:span> <text:span text:style-name="T2">/game accepts pad/</text:span> :</text:p>
          <text:list>
            <text:list-item>
              <text:list>
                <text:list-item>
                  <text:p text:style-name="P8">type="welcome" + name</text:p>
                </text:list-item>
              </text:list>
            </text:list-item>
          </text:list>
        </text:list-item>
        <text:list-item>
          <text:p text:style-name="P8"><text:span text:style-name="T1">ProxyGameJoinMessage</text:span> <text:span text:style-name="T2">/game connects and notifies pad/</text:span> :</text:p>
          <text:list>
            <text:list-item>
              <text:list>
                <text:list-item>
                  <text:p text:style-name="P8">type="hello"</text:p>
                </text:list-item>
              </text:list>
            </text:list-item>
          </text:list>
        </text:list-item>
        <text:list-item>
          <text:p text:style-name="P8"><text:span text:style-name="T1">ProxyGameLeaveMessage</text:span> <text:span text:style-name="T2">/game ends/</text:span> :</text:p>
          <text:list>
            <text:list-item>
              <text:list>
                <text:list-item>
                  <text:p text:style-name="P8">type="leave"</text:p>
                </text:list-item>
              </text:list>
            </text:list-item>
          </text:list>
        </text:list-item>
        <text:list-item>
          <text:p text:style-name="P8"><text:span text:style-name="T1">ProxyGameRenameMessage</text:span> <text:span text:style-name="T2">/game changes its name/</text:span> :</text:p>
          <text:list>
            <text:list-item>
              <text:list>
                <text:list-item>
                  <text:p text:style-name="P13"><text:span text:style-name="T5">type="rename" + new name</text:span></text:p>
                </text:list-item>
              </text:list>
            </text:list-item>
          </text:list>
        </text:list-item>
      </text:list>
      <text:p text:style-name="P16"><draw:frame text:anchor-type="paragraph" draw:z-index="39" draw:style-name="gr11" draw:text-style-name="P22" svg:width="9.658cm" svg:height="0.662cm" svg:x="4.002cm" svg:y="0.071cm"><draw:text-box><text:p text:style-name="P21"><text:span text:style-name="T11">A game-pad connects before the game</text:span></text:p></draw:text-box></draw:frame></text:p>
      <text:p text:style-name="P12"><draw:line text:anchor-type="paragraph" draw:z-index="4" draw:style-name="gr3" draw:text-style-name="P17" svg:x1="0.017cm" svg:y1="0.34cm" svg:x2="0.017cm" svg:y2="8.833cm"><text:p/></draw:line></text:p>
      <text:p text:style-name="P12"><draw:line text:anchor-type="paragraph" draw:z-index="5" draw:style-name="gr3" draw:text-style-name="P17" svg:x1="8.447cm" svg:y1="0.009cm" svg:x2="8.447cm" svg:y2="8.29cm"><text:p/></draw:line><draw:line text:anchor-type="paragraph" draw:z-index="6" draw:style-name="gr3" draw:text-style-name="P17" svg:x1="16.94cm" svg:y1="0.088cm" svg:x2="16.94cm" svg:y2="8.211cm"><text:p/></draw:line><draw:frame text:anchor-type="paragraph" draw:z-index="17" draw:style-name="gr7" svg:width="2.62cm" svg:height="0.662cm" svg:x="11.411cm" svg:y="0.141cm"><draw:text-box><text:p text:style-name="P19"><text:span text:style-name="T10">PadJoinMessage</text:span></text:p></draw:text-box></draw:frame></text:p>
      <text:p text:style-name="P12"><draw:line text:anchor-type="paragraph" draw:z-index="13" draw:style-name="gr3" draw:text-style-name="P17" svg:x1="16.94cm" svg:y1="0.145cm" svg:x2="8.447cm" svg:y2="0.674cm"><text:p/></draw:line><draw:custom-shape text:anchor-type="paragraph" draw:z-index="42" draw:style-name="gr14" svg:width="0.662cm" svg:height="0.609cm" draw:transform="rotate (0.7853981633973) translate (7.98159722222222cm 0.739069444444444cm)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draw:custom-shape text:anchor-type="paragraph" draw:z-index="2" draw:style-name="gr2" draw:text-style-name="P17" svg:width="0.581cm" svg:height="0.579cm" svg:x="8.14cm" svg:y="0.4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/>
      <text:p text:style-name="P12"><draw:frame text:anchor-type="paragraph" draw:z-index="18" draw:style-name="gr8" draw:text-style-name="P19" svg:width="3.202cm" svg:height="0.909cm" svg:x="2.362cm" svg:y="0.399cm"><draw:text-box><text:p text:style-name="P19"><text:span text:style-name="T10">GameJoinMessage</text:span></text:p></draw:text-box></draw:frame></text:p>
      <text:p text:style-name="P12"><draw:frame text:anchor-type="paragraph" draw:z-index="20" draw:style-name="gr8" draw:text-style-name="P20" svg:width="3.97cm" svg:height="0.909cm" svg:x="10.723cm" svg:y="0.164cm"><draw:text-box><text:p text:style-name="P19"><text:span text:style-name="T10">ProxyGameJoinMessage</text:span></text:p></draw:text-box></draw:frame></text:p>
      <text:p text:style-name="P12"><draw:line text:anchor-type="paragraph" draw:z-index="7" draw:style-name="gr3" draw:text-style-name="P17" svg:x1="0.06cm" svg:y1="0.238cm" svg:x2="8.5cm" svg:y2="0.476cm"><text:p/></draw:line><draw:custom-shape text:anchor-type="paragraph" draw:z-index="3" draw:style-name="gr1" draw:text-style-name="P17" svg:width="0.581cm" svg:height="0.579cm" svg:x="8.14cm" svg:y="0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<draw:line text:anchor-type="paragraph" draw:z-index="8" draw:style-name="gr3" draw:text-style-name="P17" svg:x1="8.5cm" svg:y1="0.004cm" svg:x2="16.993cm" svg:y2="0.269cm"><text:p/></draw:line><draw:frame text:anchor-type="paragraph" draw:z-index="21" draw:style-name="gr8" draw:text-style-name="P20" svg:width="3.97cm" svg:height="0.909cm" svg:x="10.67cm" svg:y="0.268cm"><draw:text-box><text:p text:style-name="P19"><text:span text:style-name="T10">PadJoinMessage</text:span></text:p></draw:text-box></draw:frame></text:p>
      <text:p text:style-name="P12"><draw:line text:anchor-type="paragraph" draw:z-index="9" draw:style-name="gr3" draw:text-style-name="P17" svg:x1="16.993cm" svg:y1="0.219cm" svg:x2="8.5cm" svg:y2="1.039cm"><text:p/></draw:line><draw:frame text:anchor-type="paragraph" draw:z-index="19" draw:style-name="gr8" draw:text-style-name="P20" svg:width="3.97cm" svg:height="0.909cm" svg:x="2.494cm" svg:y="0.395cm"><draw:text-box><text:p text:style-name="P19"><text:span text:style-name="T10">ProxyPadJoinMessage</text:span></text:p></draw:text-box></draw:frame></text:p>
      <text:p text:style-name="P12"/>
      <text:p text:style-name="P12"><draw:line text:anchor-type="paragraph" draw:z-index="10" draw:style-name="gr3" draw:text-style-name="P17" svg:x1="8.5cm" svg:y1="0.093cm" svg:x2="0.113cm" svg:y2="0.86cm"><text:p/></draw:line></text:p>
      <text:p text:style-name="P12"/>
      <text:p text:style-name="P12"><draw:frame text:anchor-type="paragraph" draw:z-index="22" draw:style-name="gr8" draw:text-style-name="P20" svg:width="3.97cm" svg:height="0.909cm" svg:x="2.441cm" svg:y="0.056cm"><draw:text-box><text:p text:style-name="P19"><text:span text:style-name="T10">GameAcceptMessage</text:span></text:p></draw:text-box></draw:frame><draw:frame text:anchor-type="paragraph" draw:z-index="23" draw:style-name="gr8" draw:text-style-name="P20" svg:width="3.97cm" svg:height="0.909cm" svg:x="10.908cm" svg:y="0.427cm"><draw:text-box><text:p text:style-name="P19"><text:span text:style-name="T10">ProxyGameAcceptMessage</text:span></text:p></draw:text-box></draw:frame></text:p>
      <text:p text:style-name="P12"><draw:line text:anchor-type="paragraph" draw:z-index="11" draw:style-name="gr3" draw:text-style-name="P17" svg:x1="0.06cm" svg:y1="0.025cm" svg:x2="8.5cm" svg:y2="0.713cm"><text:p/></draw:line></text:p>
      <text:p text:style-name="P12"><draw:line text:anchor-type="paragraph" draw:z-index="12" draw:style-name="gr3" draw:text-style-name="P17" svg:x1="8.447cm" svg:y1="0.24cm" svg:x2="16.94cm" svg:y2="0.875cm"><text:p/></draw:line></text:p>
      <text:p text:style-name="P12"/>
      <text:p text:style-name="P12"/>
      <text:p text:style-name="P12"><draw:frame text:anchor-type="paragraph" draw:z-index="14" draw:style-name="gr4" draw:text-style-name="P18" svg:width="2.25cm" svg:height="1.138cm" svg:x="7.362cm" svg:y="0.383cm"><draw:text-box><text:p text:style-name="P18"><text:span text:style-name="T9">Proxy</text:span></text:p></draw:text-box></draw:frame><draw:frame text:anchor-type="paragraph" draw:z-index="15" draw:style-name="gr5" draw:text-style-name="P18" svg:width="2.779cm" svg:height="1.138cm" svg:x="15.326cm" svg:y="0.356cm"><draw:text-box><text:p text:style-name="P18"><text:span text:style-name="T9">Gamepad n°i</text:span></text:p></draw:text-box></draw:frame></text:p>
      <text:p text:style-name="P12"><draw:frame text:anchor-type="paragraph" draw:z-index="16" draw:style-name="gr6" draw:text-style-name="P18" svg:width="2.25cm" svg:height="1.138cm" svg:x="-0.919cm" svg:y="0.122cm"><draw:text-box><text:p text:style-name="P18"><text:span text:style-name="T9">Game</text:span></text:p></draw:text-box></draw:frame></text:p>
      <text:p text:style-name="P12"/>
      <text:p text:style-name="P12"/>
      <text:p text:style-name="P12"/>
      <text:p text:style-name="P12"/>
      <text:p text:style-name="P12"><draw:frame text:anchor-type="paragraph" draw:z-index="40" draw:style-name="gr12" draw:text-style-name="P22" svg:width="9.658cm" svg:height="0.662cm" svg:x="3.552cm" svg:y="0.113cm"><draw:text-box><text:p text:style-name="P21"><text:span text:style-name="T11">The game connects before a game-pad</text:span></text:p></draw:text-box></draw:frame></text:p>
      <text:p text:style-name="P12"><draw:line text:anchor-type="paragraph" draw:z-index="24" draw:style-name="gr3" draw:text-style-name="P17" svg:x1="0.064cm" svg:y1="0.211cm" svg:x2="0.064cm" svg:y2="8.704cm"><text:p/></draw:line><draw:line text:anchor-type="paragraph" draw:z-index="25" draw:style-name="gr3" draw:text-style-name="P17" svg:x1="8.5cm" svg:y1="0.302cm" svg:x2="8.5cm" svg:y2="8.583cm"><text:p/></draw:line><draw:line text:anchor-type="paragraph" draw:z-index="26" draw:style-name="gr3" draw:text-style-name="P17" svg:x1="16.993cm" svg:y1="0.381cm" svg:x2="16.993cm" svg:y2="8.504cm"><text:p/></draw:line><draw:frame text:anchor-type="paragraph" draw:z-index="34" draw:style-name="gr8" draw:text-style-name="P19" svg:width="3.202cm" svg:height="0.909cm" svg:x="2.415cm" svg:y="0.302cm"><draw:text-box><text:p text:style-name="P19"><text:span text:style-name="T10">GameJoinMessage</text:span></text:p></draw:text-box></draw:frame></text:p>
      <text:p text:style-name="P12"><draw:custom-shape text:anchor-type="paragraph" draw:z-index="43" draw:style-name="gr14" svg:width="0.662cm" svg:height="0.609cm" draw:transform="rotate (0.7853981633973) translate (8.12976388888889cm 0.864305555555556cm)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12"><draw:custom-shape text:anchor-type="paragraph" draw:z-index="0" draw:style-name="gr1" draw:text-style-name="P17" svg:width="0.581cm" svg:height="0.579cm" svg:x="8.289cm" svg:y="0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style-name="gr3" draw:text-style-name="P17" svg:x1="0.113cm" svg:y1="0.141cm" svg:x2="8.553cm" svg:y2="0.379cm"><text:p/></draw:line></text:p>
      <text:p text:style-name="P12"/>
      <text:p text:style-name="P12"><draw:frame text:anchor-type="paragraph" draw:z-index="36" draw:style-name="gr8" draw:text-style-name="P20" svg:width="3.97cm" svg:height="0.909cm" svg:x="10.67cm" svg:y="0.183cm"><draw:text-box><text:p text:style-name="P19"><text:span text:style-name="T10">PadJoinMessage</text:span></text:p></draw:text-box></draw:frame></text:p>
      <text:p text:style-name="P12"><draw:line text:anchor-type="paragraph" draw:z-index="28" draw:style-name="gr3" draw:text-style-name="P17" svg:x1="16.993cm" svg:y1="0.134cm" svg:x2="8.5cm" svg:y2="0.954cm"><text:p/></draw:line><draw:frame text:anchor-type="paragraph" draw:z-index="35" draw:style-name="gr8" draw:text-style-name="P20" svg:width="3.97cm" svg:height="0.909cm" svg:x="2.494cm" svg:y="0.258cm"><draw:text-box><text:p text:style-name="P19"><text:span text:style-name="T10">ProxyPadJoinMessage</text:span></text:p></draw:text-box></draw:frame></text:p>
      <text:p text:style-name="P12"><draw:custom-shape text:anchor-type="paragraph" draw:z-index="1" draw:style-name="gr2" draw:text-style-name="P17" svg:width="0.581cm" svg:height="0.579cm" svg:x="8.22cm" svg:y="0.1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<draw:line text:anchor-type="paragraph" draw:z-index="29" draw:style-name="gr3" draw:text-style-name="P17" svg:x1="8.5cm" svg:y1="0.009cm" svg:x2="0.113cm" svg:y2="0.776cm"><text:p/></draw:line></text:p>
      <text:p text:style-name="P12"><draw:frame text:anchor-type="paragraph" draw:z-index="37" draw:style-name="gr8" draw:text-style-name="P20" svg:width="3.97cm" svg:height="0.909cm" svg:x="2.441cm" svg:y="0.303cm"><draw:text-box><text:p text:style-name="P19"><text:span text:style-name="T10">GameAcceptMessage</text:span></text:p></draw:text-box></draw:frame></text:p>
      <text:p text:style-name="P12"><draw:line text:anchor-type="paragraph" draw:z-index="30" draw:style-name="gr3" draw:text-style-name="P17" svg:x1="0.06cm" svg:y1="0.413cm" svg:x2="8.5cm" svg:y2="1.101cm"><text:p/></draw:line><draw:frame text:anchor-type="paragraph" draw:z-index="38" draw:style-name="gr8" draw:text-style-name="P20" svg:width="3.97cm" svg:height="0.909cm" svg:x="10.908cm" svg:y="0.342cm"><draw:text-box><text:p text:style-name="P19"><text:span text:style-name="T10">ProxyGameAcceptMessage</text:span></text:p></draw:text-box></draw:frame></text:p>
      <text:p text:style-name="P12"/>
      <text:p text:style-name="P12"><draw:line text:anchor-type="paragraph" draw:z-index="31" draw:style-name="gr3" draw:text-style-name="P17" svg:x1="8.447cm" svg:y1="0.155cm" svg:x2="16.94cm" svg:y2="0.79cm"><text:p/></draw:line></text:p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32" draw:style-name="gr9" draw:text-style-name="P18" svg:width="2.25cm" svg:height="1.138cm" svg:x="7.415cm" svg:y="0.203cm"><draw:text-box><text:p text:style-name="P18"><text:span text:style-name="T9">Proxy</text:span></text:p></draw:text-box></draw:frame><draw:frame text:anchor-type="paragraph" draw:z-index="33" draw:style-name="gr10" draw:text-style-name="P18" svg:width="2.25cm" svg:height="1.138cm" svg:x="-0.998cm" svg:y="0.388cm"><draw:text-box><text:p text:style-name="P18"><text:span text:style-name="T9">Game</text:span></text:p></draw:text-box></draw:frame><draw:frame text:anchor-type="paragraph" draw:z-index="41" draw:style-name="gr13" draw:text-style-name="P18" svg:width="2.779cm" svg:height="1.138cm" svg:x="15.512cm" svg:y="0.201cm"><draw:text-box><text:p text:style-name="P18"><text:span text:style-name="T9">Gamepad n°i</text:span></text:p></draw:text-box></draw:frame></text:p>
      <text:p text:style-name="P12"><draw:custom-shape text:anchor-type="paragraph" draw:z-index="44" draw:style-name="gr2" draw:text-style-name="P17" svg:width="0.581cm" svg:height="0.579cm" svg:x="1.834cm" svg:y="1.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5" draw:style-name="gr15" svg:width="6.271cm" svg:height="0.593cm" svg:x="2.6cm" svg:y="1.73cm"><draw:text-box><text:p text:style-name="P23">Game-pad is registered in the proxy</text:p></draw:text-box></draw:frame><draw:custom-shape text:anchor-type="paragraph" draw:z-index="46" draw:style-name="gr1" draw:text-style-name="P17" svg:width="0.581cm" svg:height="0.579cm" svg:x="1.834cm" svg:y="2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7" draw:style-name="gr15" svg:width="6.271cm" svg:height="0.593cm" svg:x="2.6cm" svg:y="2.471cm"><draw:text-box><text:p text:style-name="P23">Game is registered in the proxy</text:p></draw:text-box></draw:frame><draw:custom-shape text:anchor-type="paragraph" draw:z-index="48" draw:style-name="gr14" svg:width="0.662cm" svg:height="0.609cm" draw:transform="rotate (0.7853981633973) translate (1.70215277777778cm 3.53130555555556cm)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draw:frame text:anchor-type="paragraph" draw:z-index="49" draw:style-name="gr16" draw:text-style-name="P23" svg:width="9.129cm" svg:height="0.583cm" svg:x="2.6cm" svg:y="3.196cm"><draw:text-box><text:p text:style-name="P23">The message is not transmited to the other entity</text:p></draw:text-box></draw:frame><draw:rect text:anchor-type="paragraph" draw:z-index="50" draw:style-name="gr17" draw:text-style-name="P17" svg:width="9.341cm" svg:height="2.356cm" svg:x="1.621cm" svg:y="1.598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OpenSymbol1" svg:font-family="OpenSymbol, 'Arial Unicode MS'"/>
    <style:font-face style:name="Segoe Print" svg:font-family="'Segoe Print'"/>
    <style:font-face style:name="F" svg:font-family="" style:font-family-generic="roman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3_20_1" style:display-name="RTF_Num 3 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7cm" fo:margin-bottom="1.36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Guglielminotti</meta:initial-creator>
    <meta:creation-date>2015-07-18T11:07:00.22</meta:creation-date>
    <dc:date>2015-07-19T01:31:55.90</dc:date>
    <dc:creator>Pierre Guglielminotti</dc:creator>
    <meta:editing-duration>PT13H54M12S</meta:editing-duration>
    <meta:editing-cycles>26</meta:editing-cycles>
    <meta:generator>OpenOffice/4.1.1$Win32 OpenOffice.org_project/411m6$Build-9775</meta:generator>
    <meta:document-statistic meta:table-count="0" meta:image-count="0" meta:object-count="0" meta:page-count="2" meta:paragraph-count="46" meta:word-count="370" meta:character-count="2232"/>
  </office:meta>
</office:document-meta>
</file>